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डंट खबरो</text:p>
      <text:p>तेरेखोल गॉल्फ कोर्साची जमीन कुळांची न्ही म्हूण उपजिल्लोधिकारी समितीचे रिपोर्टा आड गोवा फावंडेशन हायकोर्टांत हायकोर्टाची चवकशी अधिकारी धरून दावेदार कुळांकूय नोटीस.</text:p>
      <text:p>प्रदेशाध्यक्षाक वेंचणूक नाका अध्यक्ष नेमपाचो आधिकार सोनिया गांधीक प्रदेश काँग्रेसीन जबाबदारी धुकल्ली दिल्ली राहूल गांधीन काँग्रेसीचें अध्यक्षपद सांभाळचें जीपीसीसीचो थाराव.</text:p>
      <text:p>जीसीएचे बीसीसीआय फंड फ्रॉड केशींत दुसरो एफआयआर रद्द करचो म्हूण आदलो अध्यक्ष नार्वेंकाराचो अर्ज हायकोर्टान माल्लो भायर कोर्ट म्हण्टा केशी वेगवेगळ्यो नार्वेंकार आडकलो.</text:p>
      <text:p>गोध्रा कारसेवकांचे हत्त्याकांडाचे केशींत 11 जाणांक फर्मायल्ली फांशी रद्द गुजरात हायकोर्टान फांशीची केली जल्मठेप सोंपिल्ल्या प्रत्येकाचे फामिलीक 10 लाखांची भरपाय</text:p>
      <text:p>टॅक्सीवाले सब्सिडीचेर जीपीएसडिजिटल मिटराक तयार धा दिसां फाटीं सरकाराक दिल्लो डॅमो सरकाराची जाग ना म्हूण दुबाव 199 रुपयांचे टॅक्सी सर्व्हिसीक मात हरकत.</text:p>
      <text:p>आमदारां एमएलए फंडाक फटयले प्रत्येक सरकारमुख्यमंत्र्याचीं फकत पोकीं आश्वासनां आमदार निधीच्यो फटाशो दिवचलचो बीजेपी आमदार पाटणेकार आपल्यार सरकाराचेर बेजार.</text:p>
      <text:p>आनी</text:p>
      <text:p>दाबोळे विमानतळार साडेचार किलो केसर धल्लें कस्टम्स म्हण्टा मोल सादारण पांचेक लाख सूत्रां सांगतात रिटेल मार्केटांत अदमास 10 ते 12 लाखांचें सिझनांत केसर तस्करी वाडपाची शक्यताय.</text:p>
      <text:p>लीडींग हॉटेल्सान गॉल्फ कोर्साक घेतिल्ली जमीन कुळांची न्ही म्हूण धारबांदोडेचो उपजिल्लोधिकारी समितीन दिल्ले रिपोर्टाक गोवा फावंडेशनान हायकोर्टांत आव्हान दिलां. हायकोर्टान चवकशी अधिकारी आनी दावेदार कुळांक नोटीस काडल्या. कुळांचो दावो करतल्यांकडेन अधिकार सिद्ध करपी दोकुमेन्त ना. 1 चवदांचे उताऱ्यांत नाव आसलें म्हूण कूळ जाताच अशें ना म्हूण हायकोर्टान नेमिल्ले आग्नेल फेर्नाडीस समितीन रिपोर्ट दिल्लो.</text:p>
      <text:p>कॉंग्रेस प्रदेशाध्यक्षाक वेंचणूक नाका. कितें जाता तें हायकमांडाचे सांगण्यान जावंदी. अध्यक्ष नेमपाचो आधिकार हायकमांड सोनिया गांधीक म्हूण सांगून प्रदेश काँग्रेसीन जबाबदारी एकमतान दिल्ली धुकल्ली. उपाध्यक्ष राहूल गांधीन काँग्रेसीचें अध्यक्षपद सांभाळचे म्हूण नवे समितीन मागणी केल्या. नव्यान वेंचून आयिल्ल्या जीपीसीसी कमिटीची ही पयली बसका.</text:p>
      <text:p>जीसीए फंड स्कॅमांतलो दुसरो एफआयआर रद्द करपाची गरज ना म्हूण हायकोर्टान जीसीएचो आदलो अध्यक्ष दयानंद नार्वेकाराक धपको दिलो. ह्या प्रकरणांत आपल्याचेर केस चलता. आरोपपत्र घालां. दुसरीय तसलीच म्हूण नार्वेकाराचो आर्गुमेन्त. इकॉनॉमिक ऑफेन्स सॅल म्हण्टा दोनूय गुन्याव वेगवेगळ्या ट्रान्झॅक्शनांचे. वेगवेगळ्या वेळावेले. ताचेर कोर्टान नार्वेकाराचो अर्ज भायर माल्लो. सूत्रां सांगतात फुडल्या म्हयन्यांत चार्जशीट जावंक शकता.</text:p>
      <text:p>घेवया एक ब्रेक</text:p>
      <text:p>. वर्स 2002नांतले गोध्रा साबरमती एक्सप्रॅसिंत कारसेवकांचे हत्याकांडाचे केशींत 11 जाणांक ट्रायल कोर्टान फर्मायिल्ली फांशी गुजरात हायकोर्टान जल्मठेप केली. उरिल्ल्या 20 जाणांची जल्मठेप ग्राह्य धल्ल्या. वर्स 2011त एसआयटीच्या खासा कोर्टान 31 जाणांक ख्यास्त फर्मावन 63 जाणांक निर्दोश सोडिल्ले. हत्याकांडांत 59 कारसेवकांक लासून मारिल्ले. कोर्टान तांचे फामिलींक दरेकी 10 लाखांची भरपाय दिवंक लायल्या.</text:p>
      <text:p>दाबोळे विमानतळार कस्टम्सान साडेचार किलो केसर धल्लें. फांतोडेर व्हाया मस्कट दुबय सावन आयिल्ले ओमान एरवेजाचे फ्लायटींत कर्नाटकाचे पॅसेंजराकडेन हें केसर मेळळां. कस्टम्साप्रमाण केसर किलोक देडेक लाख पडटा. कस्टम्साप्रमाण धरिल्ल्या केसराचें मोल मार्केटांत सुमार 6 ते 7 लाख. सूत्रां सांगतात रिटेल बाजारांत ते किलाक अडेज ते तीन लाखांक वता. म्हणजें सगळें धरून बारायेक लाखांचें. फॅस्टिव्हल सिझन आशिल्ल्यान आनीकूय केसराचीतस्करी जावपाची शक्यताय कस्टम्सान उक्तायल्या.</text:p>
      <text:p>फातोड्ड्या दवंडे आनी मुंगलांत सिवरेज कनॅक्शनां दिवपाचे कामाक टिसीपी मंत्री विजयान सुरुवात केली. दोनूय वॉर्डांचें काम वर्साभीतर जातलें. हो नॅटवर्क उपरांत नॉर्थ मेन लाय़न करून ते लायनीक जोडटले. तेखातीर आनीक 130 कोटी मोडटले म्हूण विजय सांगता. सिवरेज कनॅक्शन लोकांनी घेवंकूच जाय म्हूण ताणे उलो माल्लो.</text:p>
      <text:p>घेवया एक ब्रेक</text:p>
      <text:p>टॅक्सीवाल्यांची संघटणा मिटर जीपीएस बसोवंक तयार. सरकाराक धा दिसांपयलीच मिटर सर्विसेचो डेमो दिला. सरकाराचीच जाग माग ना म्हूण उत्तर गोंयचे टॅक्सी संघटणेचो महासचिव विनायक नाणोस्कार प्रुडन्टाचे डिबेटींत उलयलो. राघवेंद्र शेट्येचे 199 रुपयांक पणजे सिटी टॅक्सी सर्व्हिसेक मात टॅक्सीवाल्यांची हरकत. टॅक्सीवाले असली सर्व्हिस दिवंक तयार आसल्यार आपूण मॉडेल दितां म्हूण शेट्येन तयारीय दाखयल्या.</text:p>
      <text:p>ड्रग्सां आड उलोवपी आपूण एकलोच आमदारमंत्री. हाचें फुडेय आपूण ड्रग्सा आड आवाज काडटलो. कोणाक भिवचो ना. आपल्याक कोणाचो प्रॅशरूय लागना म्हूण मंत्री विनोद पालयेंकार शिवोलकारांकडेन संडे डायलॉगांत उलयलो. फुडले इलॅक्शनाक शिवोले पडलो तरी हरकत ना म्हूण पालयेकारान धमक दाखयल्या. ड्रग्सांचे धंद्यात घुसपल्ले खंय ताचेर प्रॅशर हाडटात.</text:p>
      <text:p>गोंयच्या पोस्टांनी आतां बॅंकींग वेवस्था चालीक लागता. आयटी प्रॉजॅक्टाच्यो तीन मुख्य गजाली येसस्वी सुरु करपी गोंय पयलें म्हूण पोस्ट मास्टर जनरल सांगता. डॉक्टर एन विनोदकुमार मिडियाकडेन उलयलो. राष्ट्रीय पोस्टल सप्तक 9 ऑक्टोबरसावन सुरु. ते निमतान वेगवेगळ्यो कार्यावळी जातल्यो. गोंयच्या पोस्ट ऑफिसांनी खंय डिजीटल ट्रान्जॅक्शनां सुरु जाल्यांत. 4 एटीएमां बसयल्यांत. अकावंट होल्डरांक रुपे कार्डांय दितले.</text:p>
      <text:p>घेवया एक ब्रेक</text:p>
      <text:p>गोंयात आमदारांक एमएलए फंड दियात म्हूण कितलीं वर्सांच जालीं आमदार मागतात. कोणाचेंय सरकार येवं कोणूय मुख्यमंत्री जावं फंडाचे बाबतींत कोणूच कांयच करिना म्हूण बीजेपीचोच दिवचलचो आमदार उलयला. प्रत्येक जाण आमदार निधी दिता म्हूण सांगून खंय उपरांत फटयता म्हूण पाटणेकाराचो आपल्याच सरकाराक तोमणो. तो दिवचले एके कार्यावळींत उलयतालो.</text:p>
      <text:p>वाळपय गोसंवर्धन केंद्रावेल्या एका बैलाचें ऑपरेशन केलें. पोटांतल्यान 2 किलो प्लास्टीक काडलें. कर्नाटकांतल्या शिमोगाचे दोतोरांचें टिमीन ऑपरेशन येसस्वी केलें. बैलाक लोकलअॅनॅस्थिशिया दिवन उबेठ्यांच ऑपरेशन केलां. रस्त्यावेलें आनी गार्बेजींतलें प्लास्टीक गोरवां खातात आनी तांका असले त्रास जातात. खाणाजेवणाच्यो गजाली प्लास्टिकांत घालून वडोवच्यो न्ही म्हूण दोतोर सांगता.</text:p>
      <text:p>बार्देश बाझाराचो आदलो अध्यक्षजयवंत नायका आड कारणां दाखय नोटीस फुडें व्हरपाक बार्देश बाजाराच्या बोर्डाक हायकोर्टान बावटो दाखयला.संस्थाविरोधी कारवायांक लागून बार्देश बाझाराचें ताचें वांगडीपद रद्द कित्याक करचें न्ही काय म्हूण बोर्डान ताका नोटीस काडिल्ली.मात बोर्डान ताचें वांगडीपद रद्द करपाचें थारायलें जाल्यार कोर्टांत आव्हान दिवंक ताका जयवंत नायकाक धा दिसांचो प्राज दिवचो म्हूण हायकोर्टान सांगलां.</text:p>
      <text:p>घेवया एक ब्रेक</text:p>
      <text:p>आतां पळोवया गोंयच्या बाकीच्या वाठारांतल्यो कांय खबरो.</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